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A71AE2DF.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1000000870000001D20CA7519.png" manifest:media-type="image/pn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bottomLeft"/>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pr1" style:family="presentation" style:parent-style-name="Title-title">
      <style:graphic-properties fo:min-height="4.235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6.604cm" svg:height="1.373cm" svg:x="20.32cm" svg:y="12.859cm">
          <draw:text-box>
            <text:p><text:span text:style-name="T1">Bhubaneswar, India</text:span></text:p>
            <text:p text:style-name="P1"><text:span text:style-name="T2">01 June 2025</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text-style-name="P5" draw:layer="layout" svg:width="17.25cm" svg:height="4.235cm" svg:x="1.905cm" svg:y="10.693cm" presentation:class="title" presentation:user-transformed="true">
          <draw:text-box>
            <text:p text:style-name="P5">CalC- A python project</text:p>
          </draw:text-box>
        </draw:frame>
        <draw:frame presentation:style-name="pr2" draw:text-style-name="P6" draw:layer="layout" svg:width="14.71cm" svg:height="1.538cm" svg:x="4.445cm" svg:y="13.873cm" presentation:class="subtitle" presentation:user-transformed="true">
          <draw:text-box>
            <text:p text:style-name="P5">Swastik Kumar Rout</text:p>
          </draw:text-box>
        </draw:frame>
        <anim:par presentation:node-type="timing-root">
          <anim:par smil:begin="id1.begin">
            <anim:transitionFilter smil:dur="2s" smil:type="miscShapeWipe" smil:subtype="horizontal"/>
          </anim:par>
          <anim:seq smil:dur="0s" presentation:node-type="main-sequence"/>
        </anim:par>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Table_20_of_20_Content" presentation:presentation-page-layout-name="AL2T1" xml:id="id2" draw:id="id2">
        <office:forms form:automatic-focus="false" form:apply-design-mode="false"/>
        <draw:frame presentation:style-name="pr4" draw:layer="layout" svg:width="25.2cm" svg:height="2.629cm" svg:x="1.3cm" svg:y="1.3cm" presentation:class="title" presentation:placeholder="true">
          <draw:text-box/>
        </draw:frame>
        <draw:frame presentation:style-name="pr5" draw:layer="layout" svg:width="17.12cm" svg:height="9.134cm" svg:x="1.3cm" svg:y="5cm" presentation:class="outline">
          <draw:text-box>
            <text:list text:style-name="L2">
              <text:list-item>
                <text:p>GitHub username- shadow30812</text:p>
                <text:p/>
              </text:list-item>
              <text:list-item>
                <text:p>edX username- shadow30812</text:p>
              </text:list-item>
            </text:list>
          </draw:text-box>
        </draw:frame>
        <anim:par presentation:node-type="timing-root">
          <anim:par smil:begin="id2.begin">
            <anim:transitionFilter smil:dur="2s" smil:type="miscShapeWipe" smil:subtype="bottomLeft"/>
          </anim:par>
          <anim:seq smil:dur="0s" presentation:node-type="main-sequence"/>
        </anim:par>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A71AE2DF.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6-01T03:43:05.964850278</meta:creation-date>
    <meta:editing-duration>PT7M54S</meta:editing-duration>
    <meta:editing-cycles>2</meta:editing-cycles>
    <dc:date>2025-06-01T03:50:59.649659849</dc:date>
    <meta:document-statistic meta:object-count="282"/>
  </office:meta>
</office:document-meta>
</file>